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24902BA47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3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6" style:family="graphic" style:parent-style-name="standard">
      <style:graphic-properties draw:fill="solid" draw:fill-color="#8fd7d7" draw:textarea-vertical-align="middle" draw:auto-grow-height="false" fo:min-height="0.651cm" fo:min-width="0.656cm" loext:decorative="false"/>
      <style:paragraph-properties style:writing-mode="lr-tb"/>
    </style:style>
    <style:style style:name="gr7" style:family="graphic" style:parent-style-name="standard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  <style:paragraph-properties style:writing-mode="lr-tb"/>
    </style:style>
    <style:style style:name="gr9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07cm" loext:decorative="false"/>
      <style:paragraph-properties style:writing-mode="lr-tb"/>
    </style:style>
    <style:style style:name="gr11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7.112cm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15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3.557cm" fo:min-width="0cm" fo:padding-top="0.15cm" fo:padding-bottom="0.15cm" fo:padding-left="0.275cm" fo:padding-right="0.275cm" fo:wrap-option="wrap" loext:decorative="false"/>
    </style:style>
    <style:style style:name="gr16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986cm" fo:min-width="2.101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ffb255" draw:textarea-horizontal-align="justify" draw:textarea-vertical-align="middle" draw:auto-grow-height="false" fo:min-height="0.4cm" fo:min-width="0.6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dash" draw:stroke-dash="Dash" svg:stroke-width="0.1cm" svg:stroke-color="#b2b2b2" draw:marker-start-width="0.35cm" draw:marker-end-width="0.35cm" draw:fill="solid" draw:fill-color="#ffffff" draw:textarea-horizontal-align="justify" draw:textarea-vertical-align="middle" draw:auto-grow-height="false" fo:min-height="3.49cm" fo:min-width="7.001cm" fo:padding-top="0.175cm" fo:padding-bottom="0.175cm" fo:padding-left="0.3cm" fo:padding-right="0.3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ca1"/>
      <style:paragraph-properties fo:text-align="center"/>
    </style:style>
    <style:style style:name="P3" style:family="paragraph">
      <loext:graphic-properties draw:fill="solid" draw:fill-color="#ffb255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solid" draw:fill-color="#00b0be"/>
      <style:paragraph-properties fo:text-align="center"/>
      <style:text-properties fo:color="#ffffff" loext:opacity="100%"/>
    </style:style>
    <style:style style:name="P6" style:family="paragraph">
      <loext:graphic-properties draw:fill="solid" draw:fill-color="#f45f74"/>
      <style:paragraph-properties fo:text-align="center"/>
    </style:style>
    <style:style style:name="P7" style:family="paragraph">
      <loext:graphic-properties draw:fill="solid" draw:fill-color="#bdd373"/>
      <style:paragraph-properties fo:text-align="center"/>
    </style:style>
    <style:style style:name="P8" style:family="paragraph">
      <loext:graphic-properties draw:fill="solid" draw:fill-color="#8fd7d7"/>
      <style:paragraph-properties fo:text-align="center"/>
    </style:style>
    <style:style style:name="P9" style:family="paragraph">
      <loext:graphic-properties draw:fill="solid" draw:fill-color="#f45f74"/>
      <style:paragraph-properties fo:text-align="center" style:writing-mode="lr-tb"/>
    </style:style>
    <style:style style:name="P1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ffcd8e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98c127"/>
      <style:paragraph-properties fo:text-align="center"/>
      <style:text-properties fo:color="#ffffff" loext:opacity="10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solid" draw:fill-color="#8fd7d7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="solid" draw:fill-color="#ffffff"/>
      <style:paragraph-properties fo:text-align="center" style:writing-mode="lr-tb"/>
    </style:style>
    <style:style style:name="P19" style:family="paragraph">
      <style:paragraph-properties fo:margin-left="0cm" fo:margin-right="0cm" fo:text-align="center" fo:text-indent="0cm"/>
      <style:text-properties fo:color="#ffffff" loext:opacity="100%"/>
    </style:style>
    <style:style style:name="P20" style:family="paragraph">
      <loext:graphic-properties draw:fill-color="#98c127"/>
      <style:paragraph-properties fo:text-align="center" style:writing-mode="lr-tb"/>
      <style:text-properties fo:color="#ffffff" loext:opacity="100%"/>
    </style:style>
    <style:style style:name="P21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22" style:family="paragraph">
      <loext:graphic-properties draw:fill-color="#98c127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23" style:family="paragraph">
      <loext:graphic-properties draw:fill="solid" draw:fill-color="#ffb255"/>
      <style:paragraph-properties fo:text-align="center" style:writing-mode="lr-tb"/>
    </style:style>
    <style:style style:name="P24" style:family="paragraph">
      <style:paragraph-properties fo:text-align="center"/>
      <style:text-properties fo:color="#ffffff" loext:opacity="100%"/>
    </style:style>
    <style:style style:name="T1" style:family="text"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2" style:family="text"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loext:opacity="100%"/>
    </style:style>
    <style:style style:name="T5" style:family="text">
      <style:text-properties style:font-name="Liberation Sans" fo:font-size="12pt" fo:language="en" fo:country="US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1cm" svg:height="0.986cm" svg:x="9.26cm" svg:y="3.74cm">
          <text:p text:style-name="P1">Test</text:p>
        </draw:rect>
        <draw:rect draw:style-name="gr2" draw:text-style-name="P3" draw:layer="layout" svg:width="2.165cm" svg:height="0.984cm" svg:x="9.26cm" svg:y="4.923cm">
          <text:p text:style-name="P1">Test</text:p>
        </draw:rect>
        <draw:rect draw:style-name="gr3" draw:text-style-name="P5" draw:layer="layout" svg:width="2.232cm" svg:height="0.919cm" svg:x="9.193cm" svg:y="7.415cm">
          <text:p text:style-name="P4"><text:span text:style-name="T1">Test</text:span></text:p>
        </draw:rect>
        <draw:rect draw:style-name="gr4" draw:text-style-name="P6" draw:layer="layout" svg:width="2.232cm" svg:height="0.853cm" svg:x="9.193cm" svg:y="8.466cm">
          <text:p text:style-name="P1">Test</text:p>
        </draw:rect>
        <draw:rect draw:style-name="gr1" draw:text-style-name="P2" draw:layer="layout" svg:width="2.1cm" svg:height="0.986cm" svg:x="11.819cm" svg:y="3.74cm">
          <text:p text:style-name="P1">#FF8CA1</text:p>
        </draw:rect>
        <draw:rect draw:style-name="gr5" draw:text-style-name="P7" draw:layer="layout" svg:width="2.232cm" svg:height="0.919cm" svg:x="9.193cm" svg:y="9.45cm">
          <text:p text:style-name="P1">Process</text:p>
        </draw:rect>
        <draw:rect draw:style-name="gr6" draw:text-style-name="P8" draw:layer="layout" svg:width="2.1cm" svg:height="1.116cm" svg:x="1.897cm" svg:y="7.279cm">
          <text:p text:style-name="P4"><text:span text:style-name="T2">Process</text:span></text:p>
        </draw:rect>
        <draw:custom-shape draw:style-name="gr7" draw:text-style-name="P9" draw:layer="layout" svg:width="1.974cm" svg:height="1.027cm" svg:x="1.991cm" svg:y="2.827cm">
          <text:p text:style-name="P4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0" draw:layer="layout" svg:width="6.563cm" svg:height="0.591cm" svg:x="1.7cm" svg:y="1.7cm">
          <text:p text:style-name="P1"><text:span text:style-name="T3">Flow cart</text:span></text:p>
        </draw:rect>
        <draw:rect draw:style-name="gr8" draw:text-style-name="P10" draw:layer="layout" svg:width="6.563cm" svg:height="0.591cm" svg:x="8.853cm" svg:y="1.7cm">
          <text:p text:style-name="P1"><text:span text:style-name="T3">8 color</text:span></text:p>
        </draw:rect>
        <draw:rect draw:style-name="gr2" draw:text-style-name="P3" draw:layer="layout" svg:width="2.165cm" svg:height="0.984cm" svg:x="11.754cm" svg:y="4.923cm">
          <text:p text:style-name="P1">#FFB255</text:p>
        </draw:rect>
        <draw:rect draw:style-name="gr3" draw:text-style-name="P5" draw:layer="layout" svg:width="2.232cm" svg:height="0.919cm" svg:x="11.687cm" svg:y="7.415cm">
          <text:p text:style-name="P4"><text:span text:style-name="T1">#00B0BE</text:span></text:p>
        </draw:rect>
        <draw:rect draw:style-name="gr9" draw:text-style-name="P11" draw:layer="layout" svg:width="2.165cm" svg:height="0.984cm" svg:x="9.26cm" svg:y="6.234cm">
          <text:p text:style-name="P1">Test</text:p>
        </draw:rect>
        <draw:rect draw:style-name="gr9" draw:text-style-name="P11" draw:layer="layout" svg:width="2.165cm" svg:height="0.984cm" svg:x="11.754cm" svg:y="6.234cm">
          <text:p text:style-name="P1">#ffcd8e</text:p>
        </draw:rect>
        <draw:frame draw:style-name="gr10" draw:text-style-name="P12" draw:layer="layout" svg:width="3.711cm" svg:height="2.32cm" svg:x="8.883cm" svg:y="2.422cm">
          <draw:text-box>
            <text:p>Alternating Light/Dark Pairs</text:p>
          </draw:text-box>
        </draw:frame>
        <draw:rect draw:style-name="gr4" draw:text-style-name="P6" draw:layer="layout" svg:width="2.232cm" svg:height="0.853cm" svg:x="11.687cm" svg:y="8.466cm">
          <text:p text:style-name="P1">#F45F74</text:p>
        </draw:rect>
        <draw:rect draw:style-name="gr5" draw:text-style-name="P7" draw:layer="layout" svg:width="2.232cm" svg:height="0.919cm" svg:x="11.687cm" svg:y="9.45cm">
          <text:p text:style-name="P1">#BDD373</text:p>
        </draw:rect>
        <draw:rect draw:style-name="gr11" draw:text-style-name="P13" draw:layer="layout" svg:width="2.232cm" svg:height="0.918cm" svg:x="9.193cm" svg:y="10.566cm">
          <text:p text:style-name="P1"><text:span text:style-name="T4">Processi</text:span></text:p>
        </draw:rect>
        <draw:rect draw:style-name="gr11" draw:text-style-name="P13" draw:layer="layout" svg:width="2.232cm" svg:height="0.918cm" svg:x="11.687cm" svg:y="10.566cm">
          <text:p text:style-name="P1"><text:span text:style-name="T4">#98C127</text:span></text:p>
        </draw:rect>
        <draw:frame draw:style-name="gr12" draw:text-style-name="P14" draw:layer="layout" svg:width="7.547cm" svg:height="5.365cm" svg:x="17.582cm" svg:y="4.916cm">
          <draw:image xlink:href="Pictures/10000000000003370000024902BA47C9.png" xlink:type="simple" xlink:show="embed" xlink:actuate="onLoad" draw:mime-type="image/png">
            <text:p/>
          </draw:image>
        </draw:frame>
        <draw:frame draw:style-name="gr13" draw:text-style-name="P15" draw:layer="layout" svg:width="7.612cm" svg:height="1.005cm" svg:x="17.604cm" svg:y="3.587cm">
          <draw:text-box>
            <text:p>long dashed for comments</text:p>
          </draw:text-box>
        </draw:frame>
        <draw:rect draw:style-name="gr8" draw:text-style-name="P10" draw:layer="layout" svg:width="6.563cm" svg:height="0.591cm" svg:x="17.647cm" svg:y="1.765cm">
          <text:p text:style-name="P1"><text:span text:style-name="T3">Connectors</text:span></text:p>
        </draw:rect>
        <draw:connector draw:style-name="gr14" draw:text-style-name="P16" draw:layer="layout" draw:type="curve" svg:x1="18.172cm" svg:y1="3.258cm" svg:x2="20.138cm" svg:y2="2.487cm" svg:d="M18172 3258c0-576 1966-191 1966-771" svg:viewBox="0 0 1967 772">
          <text:p/>
        </draw:connector>
        <draw:custom-shape draw:style-name="gr15" draw:text-style-name="P14" draw:layer="layout" svg:width="0.393cm" svg:height="4.069cm" draw:transform="rotate (-1.5707963267949) translate (21.716cm 4.32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rect draw:style-name="gr16" draw:text-style-name="P17" draw:layer="layout" svg:width="2.232cm" svg:height="0.919cm" svg:x="9.193cm" svg:y="11.681cm">
          <text:p text:style-name="P4"><text:span text:style-name="T5">Process</text:span></text:p>
        </draw:rect>
        <draw:rect draw:style-name="gr16" draw:text-style-name="P17" draw:layer="layout" svg:width="2.232cm" svg:height="0.919cm" svg:x="11.687cm" svg:y="11.681cm">
          <text:p text:style-name="P4"><text:span text:style-name="T5">#8fd7d7</text:span></text:p>
        </draw:rect>
        <draw:custom-shape draw:name="comment box" draw:style-name="gr17" draw:text-style-name="P18" draw:layer="layout" svg:width="2.6cm" svg:height="1.4cm" svg:x="4.4cm" svg:y="2.7cm">
          <text:p text:style-name="P1">In semantic <text:line-break/>memory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style-name="gr18" draw:text-style-name="P20" draw:layer="layout" svg:width="2.294cm" svg:height="0.726cm" svg:x="4.017cm" svg:y="9.8cm">
          <text:p text:style-name="P19"><text:span text:style-name="T1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2" draw:layer="layout" svg:width="1.887cm" svg:height="1.497cm" svg:x="1.617cm" svg:y="12.229cm">
          <text:p text:style-name="P21"><text:span text:style-name="T1">Manual</text:span><text:span text:style-name="T1"><text:line-break/></text:span><text:span text:style-name="T1">inputi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8" draw:text-style-name="P20" draw:layer="layout" svg:width="2.623cm" svg:height="1.2cm" svg:x="3.994cm" svg:y="10.826cm">
          <text:p text:style-name="P19"><text:span text:style-name="T1">Stored</text:span><text:span text:style-name="T1"><text:line-break/></text:span><text:span text:style-name="T1">data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23" draw:layer="layout" svg:width="2.3cm" svg:height="1.3cm" svg:x="1.9cm" svg:y="4.9cm">
          <text:p text:style-name="P1">condi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20" draw:layer="layout" svg:width="2.217cm" svg:height="2.273cm" svg:x="1.483cm" svg:y="9.927cm">
          <text:p text:style-name="P24"><text:span text:style-name="T4">Magnetic</text:span><text:span text:style-name="T4"><text:line-break/></text:span><text:span text:style-name="T4">disc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comment box 1" draw:style-name="gr21" draw:text-style-name="P18" draw:layer="layout" svg:width="7.5cm" svg:height="4.6cm" svg:x="1.1cm" svg:y="15cm">
          <text:p text:style-name="P1">Group explanation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5" draw:display-name="Arrowheads 25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04:16:11.637675925</meta:creation-date>
    <meta:editing-duration>P1DT7H29M35S</meta:editing-duration>
    <meta:editing-cycles>19</meta:editing-cycles>
    <meta:generator>LibreOffice/25.8.0.4$Linux_X86_64 LibreOffice_project/48f00303701489684e67c38c28aff00cd5929e67</meta:generator>
    <dc:title>diagram</dc:title>
    <dc:date>2026-02-09T18:12:55.276894242</dc:date>
    <meta:document-statistic meta:object-count="33"/>
    <meta:template xlink:type="simple" xlink:actuate="onRequest" xlink:title="diagram" xlink:href="../../../../../Templates/diagram1.otg" meta:date="2026-01-30T04:16:10.933182973"/>
  </office:meta>
</office:document-meta>
</file>